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07.2236328" calcext:value-type="float">
            <text:p>107,2236328</text:p>
          </table:table-cell>
          <table:table-cell office:value-type="float" office:value="5.361956521E-027" calcext:value-type="float">
            <text:p>5,36E-027</text:p>
          </table:table-cell>
          <table:table-cell office:value-type="float" office:value="4.480957508" calcext:value-type="float">
            <text:p>4,480957508</text:p>
          </table:table-cell>
          <table:table-cell table:style-name="ce2" table:formula="of:=([.E3]-[.E2])/[.E2]" office:value-type="float" office:value="0.00216563135824885" calcext:value-type="float">
            <text:p>0,002165631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716" calcext:value-type="float">
            <text:p>142716</text:p>
          </table:table-cell>
          <table:table-cell office:value-type="float" office:value="104.5670471" calcext:value-type="float">
            <text:p>104,5670471</text:p>
          </table:table-cell>
          <table:table-cell office:value-type="float" office:value="1.226543735E-020" calcext:value-type="float">
            <text:p>1,23E-020</text:p>
          </table:table-cell>
          <table:table-cell office:value-type="float" office:value="3.076672077" calcext:value-type="float">
            <text:p>3,07667207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716" calcext:value-type="float">
            <text:p>142716</text:p>
          </table:table-cell>
          <table:table-cell office:value-type="float" office:value="114.8898544" calcext:value-type="float">
            <text:p>114,8898544</text:p>
          </table:table-cell>
          <table:table-cell office:value-type="float" office:value="1.209172458E-020" calcext:value-type="float">
            <text:p>1,21E-020</text:p>
          </table:table-cell>
          <table:table-cell office:value-type="float" office:value="3.078893185" calcext:value-type="float">
            <text:p>3,078893185</text:p>
          </table:table-cell>
          <table:table-cell table:formula="of:=([.E5]-[.E4])/[.E4]" office:value-type="float" office:value="0.000721918990523631" calcext:value-type="float">
            <text:p>0,00072191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2867" calcext:value-type="float">
            <text:p>142867</text:p>
          </table:table-cell>
          <table:table-cell office:value-type="float" office:value="115.1199799" calcext:value-type="float">
            <text:p>115,1199799</text:p>
          </table:table-cell>
          <table:table-cell office:value-type="float" office:value="1.63300673E-017" calcext:value-type="float">
            <text:p>1,63E-017</text:p>
          </table:table-cell>
          <table:table-cell office:value-type="float" office:value="2.467924833" calcext:value-type="float">
            <text:p>2,46792483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2867" calcext:value-type="float">
            <text:p>142867</text:p>
          </table:table-cell>
          <table:table-cell office:value-type="float" office:value="101.7521973" calcext:value-type="float">
            <text:p>101,7521973</text:p>
          </table:table-cell>
          <table:table-cell office:value-type="float" office:value="1.630674577E-017" calcext:value-type="float">
            <text:p>1,63E-017</text:p>
          </table:table-cell>
          <table:table-cell office:value-type="float" office:value="2.468801975" calcext:value-type="float">
            <text:p>2,468801975</text:p>
          </table:table-cell>
          <table:table-cell table:style-name="ce3" table:formula="of:=([.E7]-[.E6])/[.E6]" office:value-type="float" office:value="0.000355416821562399" calcext:value-type="float">
            <text:p>0,000355416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3004" calcext:value-type="float">
            <text:p>143004</text:p>
          </table:table-cell>
          <table:table-cell office:value-type="float" office:value="101.9293289" calcext:value-type="float">
            <text:p>101,9293289</text:p>
          </table:table-cell>
          <table:table-cell office:value-type="float" office:value="1.861727596E-015" calcext:value-type="float">
            <text:p>1,86E-015</text:p>
          </table:table-cell>
          <table:table-cell office:value-type="float" office:value="2.102152109" calcext:value-type="float">
            <text:p>2,10215210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3004" calcext:value-type="float">
            <text:p>143004</text:p>
          </table:table-cell>
          <table:table-cell office:value-type="float" office:value="121.2673874" calcext:value-type="float">
            <text:p>121,2673874</text:p>
          </table:table-cell>
          <table:table-cell office:value-type="float" office:value="1.856008218E-015" calcext:value-type="float">
            <text:p>1,86E-015</text:p>
          </table:table-cell>
          <table:table-cell office:value-type="float" office:value="2.103067398" calcext:value-type="float">
            <text:p>2,103067398</text:p>
          </table:table-cell>
          <table:table-cell table:style-name="ce3" table:formula="of:=([.E9]-[.E8])/[.E8]" office:value-type="float" office:value="0.000435405694992898" calcext:value-type="float">
            <text:p>0,000435405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3104" calcext:value-type="float">
            <text:p>143104</text:p>
          </table:table-cell>
          <table:table-cell office:value-type="float" office:value="206.7229004" calcext:value-type="float">
            <text:p>206,7229004</text:p>
          </table:table-cell>
          <table:table-cell office:value-type="float" office:value="0.00000000000009660712307" calcext:value-type="float">
            <text:p>9,66E-014</text:p>
          </table:table-cell>
          <table:table-cell office:value-type="float" office:value="1.855748534" calcext:value-type="float">
            <text:p>1,85574853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3104" calcext:value-type="float">
            <text:p>143104</text:p>
          </table:table-cell>
          <table:table-cell office:value-type="float" office:value="248.2591705" calcext:value-type="float">
            <text:p>248,2591705</text:p>
          </table:table-cell>
          <table:table-cell office:value-type="float" office:value="0.00000000000009664789585" calcext:value-type="float">
            <text:p>9,66E-014</text:p>
          </table:table-cell>
          <table:table-cell office:value-type="float" office:value="1.856500387" calcext:value-type="float">
            <text:p>1,856500387</text:p>
          </table:table-cell>
          <table:table-cell table:style-name="ce3" table:formula="of:=([.E11]-[.E10])/[.E10]" office:value-type="float" office:value="0.000405148103972656" calcext:value-type="float">
            <text:p>0,000405148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208" calcext:value-type="float">
            <text:p>143208</text:p>
          </table:table-cell>
          <table:table-cell office:value-type="float" office:value="259.9785461" calcext:value-type="float">
            <text:p>259,9785461</text:p>
          </table:table-cell>
          <table:table-cell office:value-type="float" office:value="0.000000000001444637487" calcext:value-type="float">
            <text:p>1,44E-012</text:p>
          </table:table-cell>
          <table:table-cell office:value-type="float" office:value="1.676358461" calcext:value-type="float">
            <text:p>1,67635846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208" calcext:value-type="float">
            <text:p>143208</text:p>
          </table:table-cell>
          <table:table-cell office:value-type="float" office:value="416.2596741" calcext:value-type="float">
            <text:p>416,2596741</text:p>
          </table:table-cell>
          <table:table-cell office:value-type="float" office:value="0.000000000001439447953" calcext:value-type="float">
            <text:p>1,44E-012</text:p>
          </table:table-cell>
          <table:table-cell office:value-type="float" office:value="1.67759192" calcext:value-type="float">
            <text:p>1,67759192</text:p>
          </table:table-cell>
          <table:table-cell table:formula="of:=([.E13]-[.E12])/[.E12]" office:value-type="float" office:value="0.000735796685909439" calcext:value-type="float">
            <text:p>0,000735796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3310" calcext:value-type="float">
            <text:p>143310</text:p>
          </table:table-cell>
          <table:table-cell office:value-type="float" office:value="416.2666931" calcext:value-type="float">
            <text:p>416,2666931</text:p>
          </table:table-cell>
          <table:table-cell office:value-type="float" office:value="0.00000000005801303535" calcext:value-type="float">
            <text:p>5,80E-011</text:p>
          </table:table-cell>
          <table:table-cell office:value-type="float" office:value="1.53514874" calcext:value-type="float">
            <text:p>1,5351487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3310" calcext:value-type="float">
            <text:p>143310</text:p>
          </table:table-cell>
          <table:table-cell office:value-type="float" office:value="446.8264771" calcext:value-type="float">
            <text:p>446,8264771</text:p>
          </table:table-cell>
          <table:table-cell office:value-type="float" office:value="0.00000000005798812819" calcext:value-type="float">
            <text:p>5,80E-011</text:p>
          </table:table-cell>
          <table:table-cell office:value-type="float" office:value="1.537147522" calcext:value-type="float">
            <text:p>1,537147522</text:p>
          </table:table-cell>
          <table:table-cell table:formula="of:=([.E15]-[.E14])/[.E14]" office:value-type="float" office:value="0.00130201194706401" calcext:value-type="float">
            <text:p>0,001302011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3456" calcext:value-type="float">
            <text:p>143456</text:p>
          </table:table-cell>
          <table:table-cell office:value-type="float" office:value="551.4050293" calcext:value-type="float">
            <text:p>551,4050293</text:p>
          </table:table-cell>
          <table:table-cell office:value-type="float" office:value="0.00000000009164213832" calcext:value-type="float">
            <text:p>9,16E-011</text:p>
          </table:table-cell>
          <table:table-cell office:value-type="float" office:value="1.421988368" calcext:value-type="float">
            <text:p>1,42198836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3456" calcext:value-type="float">
            <text:p>143456</text:p>
          </table:table-cell>
          <table:table-cell office:value-type="float" office:value="981.3135986" calcext:value-type="float">
            <text:p>981,3135986</text:p>
          </table:table-cell>
          <table:table-cell office:value-type="float" office:value="0.00000000009276297092" calcext:value-type="float">
            <text:p>9,28E-011</text:p>
          </table:table-cell>
          <table:table-cell office:value-type="float" office:value="1.42331326" calcext:value-type="float">
            <text:p>1,42331326</text:p>
          </table:table-cell>
          <table:table-cell table:formula="of:=([.E17]-[.E16])/[.E16]" office:value-type="float" office:value="0.000931717888707769" calcext:value-type="float">
            <text:p>0,000931717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3537" calcext:value-type="float">
            <text:p>143537</text:p>
          </table:table-cell>
          <table:table-cell office:value-type="float" office:value="1036.151489" calcext:value-type="float">
            <text:p>1036,151489</text:p>
          </table:table-cell>
          <table:table-cell office:value-type="float" office:value="0.000000005005637238" calcext:value-type="float">
            <text:p>5,01E-009</text:p>
          </table:table-cell>
          <table:table-cell office:value-type="float" office:value="1.353281498" calcext:value-type="float">
            <text:p>1,35328149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3537" calcext:value-type="float">
            <text:p>143537</text:p>
          </table:table-cell>
          <table:table-cell office:value-type="float" office:value="1625.857178" calcext:value-type="float">
            <text:p>1625,857178</text:p>
          </table:table-cell>
          <table:table-cell office:value-type="float" office:value="0.000000005003821801" calcext:value-type="float">
            <text:p>5,00E-009</text:p>
          </table:table-cell>
          <table:table-cell office:value-type="float" office:value="1.357002497" calcext:value-type="float">
            <text:p>1,357002497</text:p>
          </table:table-cell>
          <table:table-cell table:style-name="ce3" table:formula="of:=([.E19]-[.E18])/[.E18]" office:value-type="float" office:value="0.00274961196580255" calcext:value-type="float">
            <text:p>0,0027496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3566" calcext:value-type="float">
            <text:p>143566</text:p>
          </table:table-cell>
          <table:table-cell office:value-type="float" office:value="1625.859009" calcext:value-type="float">
            <text:p>1625,859009</text:p>
          </table:table-cell>
          <table:table-cell office:value-type="float" office:value="0.00000003012319283" calcext:value-type="float">
            <text:p>3,01E-008</text:p>
          </table:table-cell>
          <table:table-cell office:value-type="float" office:value="1.281916738" calcext:value-type="float">
            <text:p>1,281916738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3566" calcext:value-type="float">
            <text:p>143566</text:p>
          </table:table-cell>
          <table:table-cell office:value-type="float" office:value="1812.291382" calcext:value-type="float">
            <text:p>1812,291382</text:p>
          </table:table-cell>
          <table:table-cell office:value-type="float" office:value="0.00000003010877947" calcext:value-type="float">
            <text:p>3,01E-008</text:p>
          </table:table-cell>
          <table:table-cell office:value-type="float" office:value="1.286551118" calcext:value-type="float">
            <text:p>1,286551118</text:p>
          </table:table-cell>
          <table:table-cell table:style-name="ce3" table:formula="of:=([.E21]-[.E20])/[.E20]" office:value-type="float" office:value="0.00361519579440887" calcext:value-type="float">
            <text:p>0,003615195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3637" calcext:value-type="float">
            <text:p>143637</text:p>
          </table:table-cell>
          <table:table-cell office:value-type="float" office:value="1791.886963" calcext:value-type="float">
            <text:p>1791,886963</text:p>
          </table:table-cell>
          <table:table-cell office:value-type="float" office:value="0.00000003692553108" calcext:value-type="float">
            <text:p>3,69E-008</text:p>
          </table:table-cell>
          <table:table-cell office:value-type="float" office:value="1.223778963" calcext:value-type="float">
            <text:p>1,223778963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34178552511931" calcext:value-type="float">
            <text:p>0,00134178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9:15:36.450594428</dc:date>
    <meta:document-statistic meta:table-count="1" meta:cell-count="121" meta:object-count="0"/>
    <meta:generator>LibreOffice/4.1.5.3$Linux_X86_64 LibreOffice_project/410m0$Build-3</meta:generator>
  </office:meta>
</office:document-meta>
</file>